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Fallback1" svg:font-family="'Droid Sans Fallback'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, 'Courier N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066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4.111cm" style:use-optimal-column-width="false"/>
    </style:style>
    <style:style style:name="co2" style:family="table-column">
      <style:table-column-properties style:column-width="11.606cm" style:use-optimal-column-width="false"/>
    </style:style>
    <style:style style:name="co3" style:family="table-column">
      <style:table-column-properties style:column-width="3.066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265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style:font-size-asian="36pt"/>
    </style:style>
    <style:style style:name="P7" style:family="paragraph">
      <style:text-properties style:font-size-asian="18pt"/>
    </style:style>
    <style:style style:name="P8" style:family="paragraph">
      <style:text-properties style:font-size-asian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a" style:font-name="Liberation Mono" fo:font-size="40pt" fo:language="en" fo:country="US" style:font-name-asian="Liberation Mono1" style:font-size-asian="40pt" style:language-asian="hi" style:country-asian="IN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a" style:font-name="Liberation Mono" fo:font-size="36pt" fo:language="en" fo:country="US" style:font-name-asian="Liberation Mono1" style:font-size-asian="36pt" style:language-asian="hi" style:country-asian="IN" style:font-size-complex="36pt"/>
    </style:style>
    <style:style style:name="T7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38cm" svg:height="2.101cm" svg:x="4.683cm" svg:y="5.191cm">
          <draw:text-box>
            <text:p><text:span text:style-name="T1">物业公司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3" draw:layer="layout" svg:width="4.318cm" svg:height="1.397cm" svg:x="4.556cm" svg:y="21.701cm">
          <text:p text:style-name="P3">登录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1.397cm" svg:x="11.868cm" svg:y="21.708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决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100001</text:p>
              </table:table-cell>
              <table:table-cell>
                <text:p>XXXXXXXXXXXXXXXXXXXXXXXXX</text:p>
              </table:table-cell>
              <table:table-cell>
                <text:p><text:s text:c="3"/>新建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决议列表界面</text:span></text:p>
          </draw:text-box>
        </draw:frame>
      </draw:page>
      <draw:page draw:name="page3" draw:style-name="dp1" draw:master-page-name="Default">
        <draw:frame draw:style-name="gr6" draw:text-style-name="P1" draw:layer="layout" svg:width="6.223cm" svg:height="1.851cm" svg:x="7.418cm" svg:y="1.221cm">
          <draw:text-box>
            <text:p><text:span text:style-name="T4">决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><text:span text:style-name="T5">状态：</text:span></text:p>
          </draw:text-box>
        </draw:frame>
        <draw:custom-shape draw:style-name="gr4" draw:text-style-name="P3" draw:layer="layout" svg:width="5.842cm" svg:height="1.651cm" svg:x="7.223cm" svg:y="4.175cm">
          <text:p text:style-name="P3">新建/执行中/完成/关闭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><text:span text:style-name="T5">内容：</text:span></text:p>
          </draw:text-box>
        </draw:frame>
        <draw:custom-shape draw:style-name="gr9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><text:span text:style-name="T5">评论：</text:span></text:p>
          </draw:text-box>
        </draw:frame>
        <draw:custom-shape draw:style-name="gr9" draw:text-style-name="P3" draw:layer="layout" svg:width="11.684cm" svg:height="12.065cm" svg:x="6.715cm" svg:y="12.68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发布公告</text:span></text:p>
          </draw:text-box>
        </draw:frame>
        <draw:frame draw:style-name="gr7" draw:text-style-name="P4" draw:layer="layout" svg:width="4.318cm" svg:height="1.915cm" svg:x="2.524cm" svg:y="4.049cm">
          <draw:text-box>
            <text:p><text:span text:style-name="T5">标题：</text:span></text:p>
          </draw:text-box>
        </draw:frame>
        <draw:frame draw:style-name="gr8" draw:text-style-name="P4" draw:layer="layout" svg:width="4.445cm" svg:height="1.915cm" svg:x="2.525cm" svg:y="6.462cm">
          <draw:text-box>
            <text:p><text:span text:style-name="T5">内容：</text:span></text:p>
          </draw:text-box>
        </draw:frame>
        <draw:custom-shape draw:style-name="gr9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42cm" svg:height="1.651cm" svg:x="6.704cm" svg:y="4.37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3.667cm" svg:y="22.744cm">
          <text:p text:style-name="P3">提交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12.576cm" svg:y="22.741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9.144cm" svg:height="2.101cm" svg:x="6.183cm" svg:y="5.191cm">
          <draw:text-box>
            <text:p><text:span text:style-name="T1">业主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5" draw:layer="layout" svg:width="4.318cm" svg:height="1.397cm" svg:x="4.556cm" svg:y="21.701cm">
          <text:p text:style-name="P3"><text:span text:style-name="T7">登录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18cm" svg:height="1.397cm" svg:x="11.868cm" svg:y="21.708cm">
          <text:p text:style-name="P3"><text:span text:style-name="T7">取消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0" draw:text-style-name="P4" draw:layer="layout" svg:width="5.588cm" svg:height="1.695cm" svg:x="7.896cm" svg:y="1.545cm">
          <draw:text-box>
            <text:p text:style-name="P6"><text:span text:style-name="T6">发布提议</text:span></text:p>
          </draw:text-box>
        </draw:frame>
        <draw:frame draw:style-name="gr7" draw:text-style-name="P4" draw:layer="layout" svg:width="4.318cm" svg:height="1.915cm" svg:x="2.524cm" svg:y="4.049cm">
          <draw:text-box>
            <text:p text:style-name="P6"><text:span text:style-name="T5">标题：</text:span></text:p>
          </draw:text-box>
        </draw:frame>
        <draw:frame draw:style-name="gr8" draw:text-style-name="P4" draw:layer="layout" svg:width="4.445cm" svg:height="1.915cm" svg:x="2.525cm" svg:y="6.462cm">
          <draw:text-box>
            <text:p text:style-name="P6"><text:span text:style-name="T5">内容：</text:span></text:p>
          </draw:text-box>
        </draw:frame>
        <draw:custom-shape draw:style-name="gr11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842cm" svg:height="1.651cm" svg:x="6.704cm" svg:y="4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842cm" svg:height="1.651cm" svg:x="3.667cm" svg:y="22.744cm">
          <text:p text:style-name="P5">提交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842cm" svg:height="1.651cm" svg:x="12.576cm" svg:y="22.741cm">
          <text:p text:style-name="P5">取消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397cm" svg:y="20.294cm">
          <draw:text-box>
            <text:p text:style-name="P6"><text:span text:style-name="T5">附件：</text:span></text:p>
          </draw:text-box>
        </draw:frame>
      </draw:page>
      <draw:page draw:name="page7" draw:style-name="dp1" draw:master-page-name="Default">
        <draw:frame draw:style-name="standard" draw:layer="layout" svg:width="18.782cm" svg:height="25.41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3">提议号</text:span></text:p>
              </table:table-cell>
              <table:table-cell>
                <text:p text:style-name="P7"><text:span text:style-name="T2"><text:s text:c="18"/></text:span><text:span text:style-name="T2">内容</text:span></text:p>
              </table:table-cell>
              <table:table-cell>
                <text:p text:style-name="P7"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 text:style-name="P7">100001</text:p>
              </table:table-cell>
              <table:table-cell>
                <text:p text:style-name="P7">XXXXXXXXXXXXXXXXXXXXXXXXX</text:p>
              </table:table-cell>
              <table:table-cell>
                <text:p text:style-name="P7"><text:s text:c="3"/>复议</text:p>
              </table:table-cell>
            </table:table-row>
            <table:table-row table:style-name="ro2" table:default-cell-style-name="ce3">
              <table:table-cell>
                <text:p>100002</text:p>
              </table:table-cell>
              <table:table-cell>
                <text:p>XXXXXXXXXXXXXXXXXXXXXXXXX</text:p>
              </table:table-cell>
              <table:table-cell>
                <text:p text:style-name="P7"><text:s/>未复议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 text:style-name="P8"><text:span text:style-name="T4">提议列表界面</text:span></text:p>
          </draw:text-box>
        </draw:frame>
      </draw:page>
      <draw:page draw:name="page8" draw:style-name="dp1" draw:master-page-name="Default">
        <draw:frame draw:style-name="gr6" draw:text-style-name="P1" draw:layer="layout" svg:width="6.223cm" svg:height="1.851cm" svg:x="7.418cm" svg:y="1.221cm">
          <draw:text-box>
            <text:p text:style-name="P8"><text:span text:style-name="T4">提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 text:style-name="P6"><text:span text:style-name="T5">状态：</text:span></text:p>
          </draw:text-box>
        </draw:frame>
        <draw:custom-shape draw:style-name="gr12" draw:text-style-name="P5" draw:layer="Layout" svg:width="5.842cm" svg:height="1.651cm" svg:x="7.223cm" svg:y="4.175cm">
          <text:p text:style-name="P5">复议/未复议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 text:style-name="P6"><text:span text:style-name="T5">内容：</text:span></text:p>
          </draw:text-box>
        </draw:frame>
        <draw:custom-shape draw:style-name="gr11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 text:style-name="P6"><text:span text:style-name="T5">评论：</text:span></text:p>
          </draw:text-box>
        </draw:frame>
        <draw:custom-shape draw:style-name="gr11" draw:text-style-name="P3" draw:layer="Layout" svg:width="11.684cm" svg:height="7.747cm" svg:x="6.715cm" svg:y="12.68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858cm" svg:height="1.915cm" svg:x="1.127cm" svg:y="21.028cm">
          <draw:text-box>
            <text:p text:style-name="P6"><text:span text:style-name="T5">发表评论：</text:span></text:p>
          </draw:text-box>
        </draw:frame>
        <draw:custom-shape draw:style-name="gr9" draw:text-style-name="P3" draw:layer="layout" svg:width="12.7cm" svg:height="3.302cm" svg:x="5.953cm" svg:y="22.8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3.794cm" svg:y="26.654cm">
          <text:p text:style-name="P3">发表评论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8.994cm" svg:y="26.654cm">
          <text:p text:style-name="P3">复议/取消复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14.594cm" svg:y="26.654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standard" draw:layer="layout" svg:width="18.782cm" svg:height="25.41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3">提议号</text:span></text:p>
              </table:table-cell>
              <table:table-cell>
                <text:p text:style-name="P7"><text:span text:style-name="T2"><text:s text:c="18"/></text:span><text:span text:style-name="T2">内容</text:span></text:p>
              </table:table-cell>
              <table:table-cell>
                <text:p text:style-name="P7"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 text:style-name="P7">100001</text:p>
              </table:table-cell>
              <table:table-cell>
                <text:p text:style-name="P7">XXXXXXXXXXXXXXXXXXXXXXXXX</text:p>
              </table:table-cell>
              <table:table-cell>
                <text:p text:style-name="P7"><text:s text:c="3"/>赞成</text:p>
              </table:table-cell>
            </table:table-row>
            <table:table-row table:style-name="ro2" table:default-cell-style-name="ce3">
              <table:table-cell>
                <text:p text:style-name="P7">100002</text:p>
              </table:table-cell>
              <table:table-cell>
                <text:p text:style-name="P7">XXXXXXXXXXXXXXXXXXXXXXXXX</text:p>
              </table:table-cell>
              <table:table-cell>
                <text:p text:style-name="P7"><text:s text:c="3"/>反对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 text:style-name="P8"><text:span text:style-name="T4">复议列表界面</text:span></text:p>
          </draw:text-box>
        </draw:frame>
      </draw:page>
      <draw:page draw:name="page10" draw:style-name="dp1" draw:master-page-name="Default">
        <draw:frame draw:style-name="gr6" draw:text-style-name="P1" draw:layer="layout" svg:width="6.223cm" svg:height="1.851cm" svg:x="7.418cm" svg:y="1.221cm">
          <draw:text-box>
            <text:p text:style-name="P8"><text:span text:style-name="T4">复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 text:style-name="P6"><text:span text:style-name="T5">状态：</text:span></text:p>
          </draw:text-box>
        </draw:frame>
        <draw:custom-shape draw:style-name="gr12" draw:text-style-name="P5" draw:layer="Layout" svg:width="5.842cm" svg:height="1.651cm" svg:x="7.223cm" svg:y="4.175cm">
          <text:p text:style-name="P5">赞成/反对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 text:style-name="P6"><text:span text:style-name="T5">内容：</text:span></text:p>
          </draw:text-box>
        </draw:frame>
        <draw:custom-shape draw:style-name="gr11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 text:style-name="P6"><text:span text:style-name="T5">评论：</text:span></text:p>
          </draw:text-box>
        </draw:frame>
        <draw:custom-shape draw:style-name="gr11" draw:text-style-name="P3" draw:layer="Layout" svg:width="11.684cm" svg:height="12.446cm" svg:x="6.715cm" svg:y="12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937cm" svg:height="1.524cm" svg:x="3.794cm" svg:y="26.654cm">
          <text:p text:style-name="P5">赞成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937cm" svg:height="1.524cm" svg:x="8.994cm" svg:y="26.654cm">
          <text:p text:style-name="P5">反对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937cm" svg:height="1.524cm" svg:x="14.594cm" svg:y="26.654cm">
          <text:p text:style-name="P5">取消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roid Sans Fallback1" svg:font-family="'Droid Sans Fallback'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1:20:08.493517247</meta:creation-date>
    <dc:date>2015-01-13T22:56:04.614220713</dc:date>
    <meta:editing-duration>PT1H7M35S</meta:editing-duration>
    <meta:editing-cycles>10</meta:editing-cycles>
    <meta:generator>LibreOffice/4.2.7.2$Linux_X86_64 LibreOffice_project/420m0$Build-2</meta:generator>
    <meta:document-statistic meta:object-count="64"/>
  </office:meta>
</office:document-meta>
</file>